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4" style:family="paragraph" style:parent-style-name="Standard">
      <style:text-properties style:font-name="Arial" officeooo:rsid="0010070f" officeooo:paragraph-rsid="0010070f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6" style:family="paragraph" style:parent-style-name="Standard">
      <style:text-properties style:font-name="Arial" officeooo:rsid="000bb9a5" officeooo:paragraph-rsid="000bb9a5"/>
    </style:style>
    <style:style style:name="P7" style:family="paragraph" style:parent-style-name="Standard">
      <style:text-properties style:font-name="Arial" officeooo:rsid="00101d65" officeooo:paragraph-rsid="00101d65"/>
    </style:style>
    <style:style style:name="T1" style:family="text">
      <style:text-properties fo:font-weight="bold" officeooo:rsid="0010070f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eef &amp; Barley Soup</text:span> </text:p>
      <text:p text:style-name="P2"/>
      <text:p text:style-name="P1"/>
      <text:p text:style-name="P1"><text:span text:style-name="T2">Amount</text:span><text:tab/><text:tab/><text:span text:style-name="T2">Ingredient</text:span></text:p>
      <text:p text:style-name="P1"/>
      <text:p text:style-name="P4">1.5 lbs<text:tab/><text:tab/><text:tab/>Flanken Ribs, Cut into riblets</text:p>
      <text:p text:style-name="P4"><text:tab/><text:tab/><text:tab/>Olive Oil for browning ribs</text:p>
      <text:p text:style-name="P4">1<text:tab/><text:tab/><text:tab/>Onion, diced</text:p>
      <text:p text:style-name="P4"/>
      <text:p text:style-name="P4">3 Cups<text:tab/><text:tab/>Water</text:p>
      <text:p text:style-name="P4">3 Cups<text:tab/><text:tab/>Beef Stock</text:p>
      <text:p text:style-name="P4">1 Cup<text:tab/><text:tab/><text:tab/>Diced Tomatoes (canned)</text:p>
      <text:p text:style-name="P4">1 tsp<text:tab/><text:tab/><text:tab/>Worcestershire Sauce</text:p>
      <text:p text:style-name="P4"/>
      <text:p text:style-name="P4">½ Cup<text:tab/><text:tab/><text:tab/>Barley Pearls</text:p>
      <text:p text:style-name="P4">2 <text:tab/><text:tab/><text:tab/>Carrots (small) - sliced</text:p>
      <text:p text:style-name="P4">2 stalks<text:tab/><text:tab/>Celery<text:tab/> - sliced</text:p>
      <text:p text:style-name="P3"/>
      <text:p text:style-name="P3"/>
      <text:p text:style-name="P3">Cooking Instructions:</text:p>
      <text:p text:style-name="P1"/>
      <text:p text:style-name="P4">Brown ribs in olive oil and diced onion</text:p>
      <text:p text:style-name="P4"/>
      <text:p text:style-name="P4">Combine water, stock, tomatoes, Worcestershire sauce in large pot</text:p>
      <text:p text:style-name="P4">Add browned ribs, onion</text:p>
      <text:p text:style-name="P4"/>
      <text:p text:style-name="P4">Boil for 1.5 hours</text:p>
      <text:p text:style-name="P4"/>
      <text:p text:style-name="P4">Then Add barley, carrots and celery</text:p>
      <text:p text:style-name="P4"/>
      <text:p text:style-name="P4">Boil an additional 45 minutes</text:p>
      <text:p text:style-name="P4"/>
      <text:p text:style-name="P4">Remove ribs</text:p>
      <text:p text:style-name="P4"/>
      <text:p text:style-name="P4">De-fat liquid</text:p>
      <text:p text:style-name="P4"/>
      <text:p text:style-name="P4">Debone ribs, and chop into bite-sized pieces</text:p>
      <text:p text:style-name="P4"/>
      <text:p text:style-name="P4">Add rib meat back into pot</text:p>
      <text:p text:style-name="P7">Add Parsley and Thyme</text:p>
      <text:p text:style-name="P7"/>
      <text:p text:style-name="P7">Salt &amp; Pepper to taste</text:p>
      <text:p text:style-name="P7"/>
      <text:p text:style-name="P7">Serve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9T15:31:02.418000000</meta:creation-date>
    <meta:editing-duration>PT2M15S</meta:editing-duration>
    <meta:editing-cycles>2</meta:editing-cycles>
    <meta:generator>LibreOffice/6.3.2.2$Windows_X86_64 LibreOffice_project/98b30e735bda24bc04ab42594c85f7fd8be07b9c</meta:generator>
    <dc:date>2020-01-19T15:46:28.464000000</dc:date>
    <meta:document-statistic meta:table-count="0" meta:image-count="0" meta:object-count="0" meta:page-count="1" meta:paragraph-count="26" meta:word-count="116" meta:character-count="661" meta:non-whitespace-character-count="549"/>
  </office:meta>
</office:document-meta>
</file>